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ITC Officina Sans Book" svg:font-family="ITC Officina Sans Book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/>
    </style:style>
    <style:style style:name="T3" style:parent-style-name="Absatz-Standardschriftart" style:family="text">
      <style:text-properties fo:font-style="italic" style:font-style-asian="italic"/>
    </style:style>
    <style:style style:name="T4" style:parent-style-name="Absatz-Standardschriftart" style:family="text">
      <style:text-properties fo:font-style="italic" style:font-style-asian="italic"/>
    </style:style>
    <style:style style:name="T5" style:parent-style-name="Absatz-Standardschriftart" style:family="text">
      <style:text-properties fo:font-style="italic" style:font-style-asian="italic"/>
    </style:style>
  </office:automatic-styles>
  <office:body>
    <office:text text:use-soft-page-breaks="true">
      <text:p text:style-name="P1">Hal Spacejock book one - Sample yWriter Project</text:p>
      <text:p text:style-name="Untertitel">Simon Haynes</text:p>
      <text:p text:style-name="yWritermarknotes">[ChID:33 (Notes)]</text:p>
      <text:p text:style-name="Heading2">Info</text:p>
      <text:p text:style-name="yWritermarknotes">[ToDo Scene]</text:p>
      <text:p text:style-name="Textkörper">*** IMPORTANT ***</text:p>
      <text:p text:style-name="Textkörper-Erstzeileneinzug">Uninstalling yWriter5 will uninstall (delete) this sample project.</text:p>
      <text:p text:style-name="Textkörper-Erstzeileneinzug">Reinstalling yWriter5 will overwrite this sample project.</text:p>
      <text:p text:style-name="Textkörper-Erstzeileneinzug"/>
      <text:p text:style-name="Textkörper-Erstzeileneinzug">Therefore, rather than modifying this project with your own content,<text:s/><text:span text:style-name="T2">please create a new project for your own work</text:span>. (<text:span text:style-name="T3">Project - Create Empty Project</text:span>, or<text:s/><text:span text:style-name="T4">Project - New Project Wizard</text:span>)</text:p>
      <text:p text:style-name="Textkörper-Erstzeileneinzug"/>
      <text:p text:style-name="Textkörper-Erstzeileneinzug">Any new projects created with yWriter5 will not be deleted, overwritten or modified when you uninstall or reinstall the software.</text:p>
      <text:p text:style-name="yWritermarknotes">[/ScID (Notes)]</text:p>
      <text:p text:style-name="yWritermarknotes">[/ChID (Notes)]</text:p>
      <text:p text:style-name="yWritermark">[ChID:34]</text:p>
      <text:p text:style-name="Heading1">Part 1</text:p>
      <text:p text:style-name="yWritermark">[/ChID]</text:p>
      <text:soft-page-break/>
      <text:p text:style-name="yWritermark">[ChID:1]</text:p>
      <text:p text:style-name="Heading2">Chapter 1</text:p>
      <text:p text:style-name="yWritermark">[ToDo Scene]</text:p>
      <text:p text:style-name="Heading2">Chapter 3</text:p>
      <text:p text:style-name="yWritermarknotes">[ToDo Scene]</text:p>
      <text:p text:style-name="Textkörper">"No sign of Jerling's pilot," said Hal, who was standing in the Black Gull's airlock peering through a scratched, yellowed porthole. He cupped his hands to the plastic and squinted, but it made little difference.<text:s/>"There could be an army out there and I wouldn't know it."</text:p>
      <text:p text:style-name="Textkörper-Erstzeileneinzug">"Why don't you open the door?" asked the Navcom.</text:p>
      <text:p text:style-name="Textkörper-Erstzeileneinzug">"No thanks. Vurdi's robot might be hanging around."</text:p>
      <text:p text:style-name="Textkörper-Erstzeileneinzug"/>
      <text:p text:style-name="Textkörper-Erstzeileneinzug">. . .</text:p>
      <text:p text:style-name="yWritermarknotes">[/ScID (Notes)]</text:p>
      <text:p text:style-name="yWritermarknotes">[/ChID (Notes)]</text:p>
      <text:p text:style-name="yWritermark">[ChID:4]</text:p>
      <text:p text:style-name="Heading2">Chapter 4</text:p>
      <text:p text:style-name="yWritermark">[ToDo Scene]</text:p>
      <text:p text:style-name="Textkörper">Portmaster Linten studied Hal across the desk, eyes narrowed. "Are you telling me this Jerling character will pay your bill?"</text:p>
      <text:p text:style-name="Textkörper-Erstzeileneinzug">"He has to. I can't deliver his cargo if the Gull is stuck here, can I?"</text:p>
      <text:soft-page-break/>
      <text:p text:style-name="Textkörper-Erstzeileneinzug">The commset buzzed and<text:s/>Linten leant forward. "Yes?"</text:p>
      <text:p text:style-name="Textkörper-Erstzeileneinzug">There was a crackling sound. "Help! Fire!" said a voice over the noise.</text:p>
      <text:p text:style-name="Textkörper-Erstzeileneinzug">"Who is this? What are you talking about?"</text:p>
      <text:p text:style-name="Textkörper-Erstzeileneinzug">"The grass is burning," cried the voice. "There's a fire on the landing field!"</text:p>
      <text:p text:style-name="Textkörper-Erstzeileneinzug">"Which pad?"</text:p>
      <text:p text:style-name="Textkörper-Erstzeileneinzug">"Fifty-two," said<text:s/>Hal, smothering a grin. "That's Clunk." He leant towards the commset. "Clunk, is the ship in danger from this, er, fire?"</text:p>
      <text:p text:style-name="Textkörper-Erstzeileneinzug">"Not yet, Mr Spacejock, but it soon will be. Would you like me to move it out of the way?"</text:p>
      <text:p text:style-name="Textkörper-Erstzeileneinzug">"You keep your hands off the controls. I'll<text:s/>be there in a tick."</text:p>
      <text:p text:style-name="Textkörper-Erstzeileneinzug">"You'll have to hurry, the fire's right up to the refuelling cluster. If that explodes--"</text:p>
      <text:p text:style-name="Textkörper-Erstzeileneinzug"/>
      <text:p text:style-name="Textkörper-Erstzeileneinzug">. . .</text:p>
      <text:p text:style-name="yWritermarktodo">[/ScID (ToDo)]</text:p>
      <text:p text:style-name="Heading4">* * *</text:p>
      <text:p text:style-name="yWritermark">[ToDo Scene]</text:p>
      <text:p text:style-name="Heading2">Chapter 6</text:p>
      <text:p text:style-name="yWritermarktodo">[ToDo Scene]</text:p>
      <text:p text:style-name="Textkörper">This bird is not dead ...</text:p>
      <text:p text:style-name="yWritermarktodo">[/ScID (ToDo)]</text:p>
      <text:p text:style-name="Heading4">* * *</text:p>
      <text:p text:style-name="yWritermarktodo">[ToDo Scene]</text:p>
      <text:p text:style-name="Textkörper"/>
      <text:p text:style-name="yWritermarktodo">[/ScID (ToDo)]</text:p>
      <text:p text:style-name="yWritermarktodo">[/ChID (ToDo)]</text:p>
      <text:p text:style-name="yWritermark">[ChID:7]</text:p>
      <text:p text:style-name="Heading2">Chapter 7</text:p>
      <text:p text:style-name="yWritermark">[ToDo Scene]</text:p>
      <text:p text:style-name="Heading2">Chapter 33</text:p>
      <text:p text:style-name="yWritermarkunused">[ToDo Scene]</text:p>
      <text:p text:style-name="Textkörper">This text is not needed.</text:p>
      <text:p text:style-name="yWritermarkunused">[/ScID (Unused)]</text:p>
      <text:p text:style-name="yWritermarkunused">[/ChID (Unused)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ITC Officina Sans Book" svg:font-family="ITC Officina Sans Book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Segoe UI" style:font-name-asian="Segoe UI" style:font-name-complex="Segoe U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false" style:text-position="0% 100%" fo:font-size="10pt" style:font-size-asian="10pt" style:font-size-complex="1pt" fo:background-color="transparent" style:text-underline-type="none" style:text-underline-color="font-color" style:text-emphasize="none" fo:language="en" fo:country="AU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widows="0" fo:orphans="0" fo:line-height="0.2875in"/>
      <style:text-properties style:font-name="Courier New" fo:font-size="12pt" style:font-size-asian="12pt" fo:hyphenate="false"/>
    </style:style>
    <style:style style:name="Absatz-Standardschriftart" style:display-name="Absatz-Standardschriftart" style:family="text"/>
    <style:style style:name="Heading1" style:display-name="Heading 1" style:family="paragraph" style:parent-style-name="Überschrift" style:next-style-name="Textkörper" style:default-outline-level="1">
      <style:paragraph-properties fo:margin-top="0.575in" fo:margin-bottom="0.2875in"/>
      <style:text-properties fo:font-weight="bold" style:font-weight-asian="bold" fo:text-transform="uppercase" fo:hyphenate="false"/>
    </style:style>
    <style:style style:name="Heading2" style:display-name="Heading 2" style:family="paragraph" style:parent-style-name="Überschrift" style:next-style-name="Textkörper" style:default-outline-level="2">
      <style:paragraph-properties fo:margin-top="0.575in" fo:margin-bottom="0.2875in"/>
      <style:text-properties fo:font-weight="bold" style:font-weight-asian="bold" fo:hyphenate="false"/>
    </style:style>
    <style:style style:name="Heading3" style:display-name="Heading 3" style:family="paragraph" style:parent-style-name="Überschrift" style:next-style-name="Textkörper" style:default-outline-level="3">
      <style:paragraph-properties fo:margin-top="0.2875in" fo:margin-bottom="0.2875in"/>
      <style:text-properties fo:font-style="italic" style:font-style-asian="italic" fo:hyphenate="false"/>
    </style:style>
    <style:style style:name="Heading4" style:display-name="Heading 4" style:family="paragraph" style:parent-style-name="Überschrift" style:next-style-name="Textkörper">
      <style:paragraph-properties fo:margin-top="0.2875in" fo:margin-bottom="0.2875in"/>
      <style:text-properties fo:hyphenate="false"/>
    </style:style>
    <style:style style:name="Heading5" style:display-name="Heading 5" style:family="paragraph" style:parent-style-name="Überschrift" style:next-style-name="Textkörper">
      <style:text-properties fo:hyphenate="false"/>
    </style:style>
    <style:style style:name="Heading6" style:display-name="Heading 6" style:family="paragraph" style:parent-style-name="Überschrift" style:next-style-name="Textkörper">
      <style:text-properties fo:hyphenate="false"/>
    </style:style>
    <style:style style:name="Heading7" style:display-name="Heading 7" style:family="paragraph" style:parent-style-name="Überschrift" style:next-style-name="Textkörper">
      <style:text-properties fo:hyphenate="false"/>
    </style:style>
    <style:style style:name="Heading8" style:display-name="Heading 8" style:family="paragraph" style:parent-style-name="Überschrift" style:next-style-name="Textkörper">
      <style:text-properties fo:hyphenate="false"/>
    </style:style>
    <style:style style:name="Heading9" style:display-name="Heading 9" style:family="paragraph" style:parent-style-name="Überschrift" style:next-style-name="Textkörper">
      <style:text-properties fo:hyphenate="false"/>
    </style:style>
    <style:style style:name="Fußnotenzeichen" style:display-name="Fußnotenzeichen" style:family="text"/>
    <style:style style:name="PageNumber" style:display-name="Page Number" style:family="text">
      <style:text-properties style:font-name="ITC Officina Sans Book" fo:font-weight="bold" style:font-weight-asian="bold" fo:letter-spacing="0.0277in" fo:font-size="7pt" style:font-size-asian="7pt"/>
    </style:style>
    <style:style style:name="Beschriftungszeichen" style:display-name="Beschriftungszeichen" style:family="text"/>
    <style:style style:name="Initialenzeichen" style:display-name="Initialenzeichen" style:family="text"/>
    <style:style style:name="Nummerierungszeichen" style:display-name="Nummerierungszeichen" style:family="text"/>
    <style:style style:name="Aufzählungszeichen1" style:display-name="Aufzählungszeichen1" style:family="text">
      <style:text-properties style:font-name="StarSymbol" fo:font-size="9pt" style:font-size-asian="9pt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/>
    </style:style>
    <style:style style:name="BesuchterHyperlink" style:display-name="BesuchterHyperlink" style:family="text">
      <style:text-properties fo:color="#800000" style:text-underline-type="single" style:text-underline-style="solid" style:text-underline-width="auto" style:text-underline-mode="continuous"/>
    </style:style>
    <style:style style:name="Platzhalter" style:display-name="Platzhalter" style:family="text">
      <style:text-properties fo:font-variant="small-caps" fo:color="#008080" style:text-underline-type="single" style:text-underline-style="dotted" style:text-underline-width="auto" style:text-underline-mode="continuous"/>
    </style:style>
    <style:style style:name="Verzeichnissprung" style:display-name="Verzeichnissprung" style:family="text"/>
    <style:style style:name="Endnotenzeichen" style:display-name="Endnotenzeichen" style:family="text"/>
    <style:style style:name="LineNumber" style:display-name="Line Number" style:family="text">
      <style:text-properties style:font-name="Courier New" fo:font-size="8pt" style:font-size-asian="8pt"/>
    </style:style>
    <style:style style:name="StichwortverzeichnisHaupteintrag" style:display-name="Stichwortverzeichnis Haupteintrag" style:family="text">
      <style:text-properties fo:font-weight="bold" style:font-weight-asian="bold" style:font-weight-complex="bold"/>
    </style:style>
    <style:style style:name="FootnoteReference" style:display-name="Footnote Reference" style:family="text">
      <style:text-properties style:text-position="super 65%"/>
    </style:style>
    <style:style style:name="EndnoteReference" style:display-name="Endnote Reference" style:family="text">
      <style:text-properties style:text-position="super 65%"/>
    </style:style>
    <style:style style:name="Rubys" style:display-name="Rubys" style:family="text">
      <style:text-properties fo:font-size="6pt" style:font-size-asian="6pt" style:font-size-complex="6pt"/>
    </style:style>
    <style:style style:name="Hervorhebung" style:display-name="Hervorhebung" style:family="text">
      <style:text-properties fo:font-style="italic" style:font-style-asian="italic" fo:background-color="transparent"/>
    </style:style>
    <style:style style:name="Zitat" style:display-name="Zitat" style:family="text">
      <style:text-properties fo:font-style="italic" style:font-style-asian="italic"/>
    </style:style>
    <style:style style:name="Fett" style:display-name="Fett" style:family="text">
      <style:text-properties fo:text-transform="uppercase"/>
    </style:style>
    <style:style style:name="Quelltext" style:display-name="Quelltext" style:family="text">
      <style:text-properties style:font-name="Cumberland" style:font-name-asian="Cumberland" style:font-name-complex="Cumberland"/>
    </style:style>
    <style:style style:name="Beispiel" style:display-name="Beispiel" style:family="text">
      <style:text-properties style:font-name="Courier New"/>
    </style:style>
    <style:style style:name="Benutzereingabe" style:display-name="Benutzereingabe" style:family="text">
      <style:text-properties style:font-name="Cumberland" style:font-name-asian="Cumberland" style:font-name-complex="Cumberland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Definition" style:display-name="Definition" style:family="text"/>
    <style:style style:name="NichtproportionalerText" style:display-name="Nichtproportionaler Text" style:family="text">
      <style:text-properties style:font-name="Cumberland" style:font-name-asian="Cumberland" style:font-name-complex="Cumberland"/>
    </style:style>
    <style:style style:name="Zeichenformat" style:display-name="Zeichenformat" style:family="text"/>
    <style:style style:name="Textkörper" style:display-name="Textkörper" style:family="paragraph" style:parent-style-name="Standard" style:next-style-name="Textkörper-Erstzeileneinzug">
      <style:text-properties fo:hyphenate="false"/>
    </style:style>
    <style:style style:name="Textkörper-Erstzeileneinzug" style:display-name="Textkörper-Erstzeileneinzug" style:family="paragraph" style:parent-style-name="Textkörper">
      <style:paragraph-properties fo:text-indent="0.1965in"/>
      <style:text-properties fo:hyphenate="false"/>
    </style:style>
    <style:style style:name="HängenderEinzug" style:display-name="Hängender Einzug" style:family="paragraph" style:parent-style-name="Textkörper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extkörper-Zeileneinzug" style:display-name="Textkörper-Zeileneinzug" style:family="paragraph" style:parent-style-name="Textkörper">
      <style:paragraph-properties fo:margin-left="0.1965in">
        <style:tab-stops/>
      </style:paragraph-properties>
      <style:text-properties fo:hyphenate="false"/>
    </style:style>
    <style:style style:name="Anrede" style:display-name="Anrede" style:family="paragraph" style:parent-style-name="Standard">
      <style:text-properties fo:hyphenate="false"/>
    </style:style>
    <style:style style:name="Unterschrift" style:display-name="Unterschrift" style:family="paragraph" style:parent-style-name="Standard">
      <style:text-properties fo:hyphenate="false"/>
    </style:style>
    <style:style style:name="Gegenüberstellung" style:display-name="Gegenüberstellung" style:family="paragraph" style:parent-style-name="Textkörper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AnnotationText" style:display-name="Annotation Text" style:family="paragraph" style:parent-style-name="Textkörper">
      <style:paragraph-properties fo:margin-left="1.575in">
        <style:tab-stops/>
      </style:paragraph-properties>
      <style:text-properties fo:hyphenate="false"/>
    </style:style>
    <style:style style:name="Überschrift" style:display-name="Überschrift" style:family="paragraph" style:parent-style-name="Standard" style:next-style-name="Textkörper">
      <style:paragraph-properties fo:keep-with-next="always" fo:text-align="center"/>
      <style:text-properties fo:hyphenate="false"/>
    </style:style>
    <style:style style:name="Überschrift10" style:display-name="Überschrift 10" style:family="paragraph" style:parent-style-name="Überschrift" style:next-style-name="Textkörper" style:default-outline-level="9">
      <style:text-properties fo:font-weight="bold" style:font-weight-asian="bold" fo:font-size="9pt" style:font-size-asian="9pt" fo:hyphenate="false"/>
    </style:style>
    <style:style style:name="Liste" style:display-name="Liste" style:family="paragraph" style:parent-style-name="Textkörper">
      <style:text-properties fo:hyphenate="false"/>
    </style:style>
    <style:style style:name="Nummerierung1Anfang" style:display-name="Nummerierung 1 Anfang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Liste3" style:display-name="Liste 3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merierung1Ende" style:display-name="Nummerierung 1 Ende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merierung1Fortsetzung" style:display-name="Nummerierung 1 Fortsetzung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merierung2Anfang" style:display-name="Nummerierung 2 Anfang" style:family="paragraph" style:parent-style-name="Liste">
      <style:paragraph-properties fo:margin-top="0.1666in" fo:margin-bottom="0.0833in" fo:margin-left="0.393in" fo:text-indent="-0.1965in">
        <style:tab-stops/>
      </style:paragraph-properties>
      <style:text-properties fo:hyphenate="false"/>
    </style:style>
    <style:style style:name="Listennummer2" style:display-name="Listennummer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merierung2Ende" style:display-name="Nummerierung 2 Ende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merierung2Fortsetzung" style:display-name="Nummerierung 2 Fortsetzung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merierung3Anfang" style:display-name="Nummerierung 3 Anfang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Listennummer3" style:display-name="Listennummer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merierung3Ende" style:display-name="Nummerierung 3 Ende" style:family="paragraph" style:parent-style-name="Liste">
      <style:paragraph-properties fo:margin-bottom="0.1666in" fo:margin-left="0.5895in" fo:text-indent="-0.1965in">
        <style:tab-stops/>
      </style:paragraph-properties>
      <style:text-properties fo:hyphenate="false"/>
    </style:style>
    <style:style style:name="Nummerierung3Fortsetzung" style:display-name="Nummerierung 3 Fortsetzung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merierung4Anfang" style:display-name="Nummerierung 4 Anfang" style:family="paragraph" style:parent-style-name="Liste">
      <style:paragraph-properties fo:margin-top="0.1666in" fo:margin-bottom="0.0833in" fo:margin-left="0.7861in" fo:text-indent="-0.1965in">
        <style:tab-stops/>
      </style:paragraph-properties>
      <style:text-properties fo:hyphenate="false"/>
    </style:style>
    <style:style style:name="Listennummer4" style:display-name="Listennummer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merierung4Ende" style:display-name="Nummerierung 4 Ende" style:family="paragraph" style:parent-style-name="Liste">
      <style:paragraph-properties fo:margin-bottom="0.1666in" fo:margin-left="0.7861in" fo:text-indent="-0.1965in">
        <style:tab-stops/>
      </style:paragraph-properties>
      <style:text-properties fo:hyphenate="false"/>
    </style:style>
    <style:style style:name="Nummerierung4Fortsetzung" style:display-name="Nummerierung 4 Fortsetzung" style:family="paragraph" style:parent-style-name="Liste">
      <style:paragraph-properties fo:margin-bottom="0.0833in" fo:margin-left="0.7861in">
        <style:tab-stops/>
      </style:paragraph-properties>
      <style:text-properties fo:hyphenate="false"/>
    </style:style>
    <style:style style:name="Nummerierung5Anfang" style:display-name="Nummerierung 5 Anfang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nnummer5" style:display-name="Listennummer 5" style:family="paragraph" style:parent-style-name="Liste">
      <style:paragraph-properties fo:margin-bottom="0.0833in" fo:margin-left="0.9826in" fo:text-indent="-0.1965in">
        <style:tab-stops/>
      </style:paragraph-properties>
      <style:text-properties fo:hyphenate="false"/>
    </style:style>
    <style:style style:name="Nummerierung5Ende" style:display-name="Nummerierung 5 Ende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Nummerierung5Fortsetzung" style:display-name="Nummerierung 5 Fortsetzung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Aufzählung1Anfang" style:display-name="Aufzählung 1 Anfang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Aufzählung1Ende" style:display-name="Aufzählung 1 Ende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Listenfortsetzung" style:display-name="Listenfortsetzung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Aufzählung2Anfang" style:display-name="Aufzählung 2 Anfang" style:family="paragraph" style:parent-style-name="Liste">
      <style:paragraph-properties fo:margin-top="0.1666in" fo:margin-bottom="0.0833in" fo:margin-left="0.393in" fo:text-indent="-0.1965in">
        <style:tab-stops/>
      </style:paragraph-properties>
      <style:text-properties fo:hyphenate="false"/>
    </style:style>
    <style:style style:name="Aufzählungszeichen3" style:display-name="Aufzählungszeichen 3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Aufzählung2Ende" style:display-name="Aufzählung 2 Ende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Aufzählung3Anfang" style:display-name="Aufzählung 3 Anfang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Aufzählungszeichen4" style:display-name="Aufzählungszeichen 4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Aufzählung3Ende" style:display-name="Aufzählung 3 Ende" style:family="paragraph" style:parent-style-name="Liste">
      <style:paragraph-properties fo:margin-bottom="0.1666in" fo:margin-left="0.5895in" fo:text-indent="-0.196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Aufzählung4Anfang" style:display-name="Aufzählung 4 Anfang" style:family="paragraph" style:parent-style-name="Liste">
      <style:paragraph-properties fo:margin-top="0.1666in" fo:margin-bottom="0.0833in" fo:margin-left="0.7861in" fo:text-indent="-0.1965in">
        <style:tab-stops/>
      </style:paragraph-properties>
      <style:text-properties fo:hyphenate="false"/>
    </style:style>
    <style:style style:name="Aufzählungszeichen5" style:display-name="Aufzählungszeichen 5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Aufzählung4Ende" style:display-name="Aufzählung 4 Ende" style:family="paragraph" style:parent-style-name="Liste">
      <style:paragraph-properties fo:margin-bottom="0.1666in" fo:margin-left="0.7861in" fo:text-indent="-0.196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Liste">
      <style:paragraph-properties fo:margin-bottom="0.0833in" fo:margin-left="0.7861in">
        <style:tab-stops/>
      </style:paragraph-properties>
      <style:text-properties fo:hyphenate="false"/>
    </style:style>
    <style:style style:name="Aufzählung5Anfang" style:display-name="Aufzählung 5 Anfang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nnummer" style:display-name="Listennummer" style:family="paragraph" style:parent-style-name="Liste">
      <style:paragraph-properties fo:margin-bottom="0.0833in" fo:margin-left="0.9826in" fo:text-indent="-0.1965in">
        <style:tab-stops/>
      </style:paragraph-properties>
      <style:text-properties fo:hyphenate="false"/>
    </style:style>
    <style:style style:name="Aufzählung5Ende" style:display-name="Aufzählung 5 Ende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enfortsetzung5" style:display-name="Listenfortsetzung 5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Kopf-undFußzeile" style:display-name="Kopf- und 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fo:border-top="none" fo:border-left="none" fo:border-bottom="0.0034in solid #000000" fo:border-right="none" fo:padding-top="0in" fo:padding-left="0in" fo:padding-bottom="0.0138in" fo:padding-right="0in" style:shadow="none" fo:text-align="end">
        <style:tab-stops>
          <style:tab-stop style:type="center" style:position="3.3465in"/>
          <style:tab-stop style:type="right" style:position="6.6937in"/>
        </style:tab-stops>
      </style:paragraph-properties>
      <style:text-properties fo:font-style="italic" style:font-style-asian="italic" fo:hyphenate="false"/>
    </style:style>
    <style:style style:name="Kopfzeilelinks" style:display-name="Kopfzeile links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Kopfzeilerechts" style:display-name="Kopfzeile rechts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text-align="center">
        <style:tab-stops>
          <style:tab-stop style:type="center" style:position="3.3465in"/>
          <style:tab-stop style:type="right" style:position="6.6937in"/>
        </style:tab-stops>
      </style:paragraph-properties>
      <style:text-properties fo:font-size="11pt" style:font-size-asian="11pt" fo:hyphenate="false"/>
    </style:style>
    <style:style style:name="Fußzeilelinks" style:display-name="Fußzeile links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Fußzeilerechts" style:display-name="Fußzeile rechts" style:family="paragraph" style:parent-style-name="Standard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false"/>
    </style:style>
    <style:style style:name="Tabelleninhalt" style:display-name="Tabelleninhalt" style:family="paragraph" style:parent-style-name="Textkörper">
      <style:text-properties fo:hyphenate="false"/>
    </style:style>
    <style:style style:name="Tabellenüberschrift" style:display-name="Tabellenüberschrift" style:family="paragraph" style:parent-style-name="Tabelleninhalt">
      <style:paragraph-properties fo:text-align="center"/>
      <style:text-properties fo:font-weight="bold" style:font-weight-asian="bold" fo:font-style="italic" style:font-style-asian="italic"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fo:hyphenate="false"/>
    </style:style>
    <style:style style:name="Abbildung" style:display-name="Abbildung" style:family="paragraph" style:parent-style-name="Caption">
      <style:text-properties fo:hyphenate="false"/>
    </style:style>
    <style:style style:name="Tabelle" style:display-name="Tabelle" style:family="paragraph" style:parent-style-name="Caption">
      <style:text-properties fo:hyphenate="false"/>
    </style:style>
    <style:style style:name="Text" style:display-name="Text" style:family="paragraph" style:parent-style-name="Caption">
      <style:paragraph-properties fo:margin-top="0.0826in" fo:margin-bottom="0.0826in"/>
      <style:text-properties fo:hyphenate="false"/>
    </style:style>
    <style:style style:name="Rahmeninhalt" style:display-name="Rahmeninhalt" style:family="paragraph" style:parent-style-name="Textkörper">
      <style:text-properties fo:hyphenate="false"/>
    </style:style>
    <style:style style:name="FootnoteText" style:display-name="Footnote Text" style:family="paragraph" style:parent-style-name="Standard">
      <style:paragraph-properties fo:margin-left="0.1965in" fo:text-indent="-0.1965in">
        <style:tab-stops/>
      </style:paragraph-properties>
      <style:text-properties fo:font-size="10pt" style:font-size-asian="10pt" fo:hyphenate="false"/>
    </style:style>
    <style:style style:name="EnvelopeAddress" style:display-name="Envelope Address" style:family="paragraph" style:parent-style-name="Standard">
      <style:paragraph-properties fo:margin-bottom="0.0416in"/>
      <style:text-properties fo:hyphenate="false"/>
    </style:style>
    <style:style style:name="EnvelopeReturn" style:display-name="Envelope Return" style:family="paragraph" style:parent-style-name="Standard">
      <style:paragraph-properties text:number-lines="false" fo:margin-bottom="0.0416in" fo:line-height="100%"/>
      <style:text-properties fo:hyphenate="false"/>
    </style:style>
    <style:style style:name="EndnoteText" style:display-name="Endnote Text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fo:hyphenate="false"/>
    </style:style>
    <style:style style:name="TableofFigures" style:display-name="Table of Figures" style:family="paragraph" style:parent-style-name="Caption">
      <style:text-properties fo:hyphenate="false"/>
    </style:style>
    <style:style style:name="Verzeichnis" style:display-name="Verzeichnis" style:family="paragraph" style:parent-style-name="Standard">
      <style:text-properties fo:hyphenate="false"/>
    </style:style>
    <style:style style:name="IndexHeading" style:display-name="Index Heading" style:family="paragraph" style:parent-style-name="Überschrift"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Verzeichnis">
      <style:paragraph-properties fo:margin-left="0.1965in">
        <style:tab-stops/>
      </style:paragraph-properties>
      <style:text-properties fo:hyphenate="false"/>
    </style:style>
    <style:style style:name="Index2" style:display-name="Index 2" style:family="paragraph" style:parent-style-name="Verzeichnis">
      <style:paragraph-properties fo:margin-left="0.1965in">
        <style:tab-stops/>
      </style:paragraph-properties>
      <style:text-properties fo:hyphenate="false"/>
    </style:style>
    <style:style style:name="Index3" style:display-name="Index 3" style:family="paragraph" style:parent-style-name="Verzeichnis">
      <style:text-properties fo:hyphenate="false"/>
    </style:style>
    <style:style style:name="StichwortverzeichnisTrenner" style:display-name="Stichwortverzeichnis Trenner" style:family="paragraph" style:parent-style-name="Verzeichnis">
      <style:text-properties fo:hyphenate="false"/>
    </style:style>
    <style:style style:name="Inhaltsverzeichnisüberschrift" style:display-name="Inhaltsverzeichnisüberschrift" style:family="paragraph" style:parent-style-name="Überschrift">
      <style:text-properties fo:font-weight="bold" style:font-weight-asian="bold" fo:font-size="16pt" style:font-size-asian="16pt" fo:hyphenate="false"/>
    </style:style>
    <style:style style:name="TOC1" style:display-name="TOC 1" style:family="paragraph" style:parent-style-name="Verzeichnis">
      <style:paragraph-properties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TOC2" style:display-name="TOC 2" style:family="paragraph" style:parent-style-name="Verzeichnis">
      <style:paragraph-properties fo:margin-left="0.1965in">
        <style:tab-stops>
          <style:tab-stop style:type="right" style:leader-style="dotted" style:leader-text="." style:position="6.4972in"/>
        </style:tab-stops>
      </style:paragraph-properties>
      <style:text-properties fo:hyphenate="false"/>
    </style:style>
    <style:style style:name="TOC3" style:display-name="TOC 3" style:family="paragraph" style:parent-style-name="Verzeichnis">
      <style:paragraph-properties fo:margin-left="0.393in">
        <style:tab-stops>
          <style:tab-stop style:type="right" style:leader-style="dotted" style:leader-text="." style:position="6.3006in"/>
        </style:tab-stops>
      </style:paragraph-properties>
      <style:text-properties fo:hyphenate="false"/>
    </style:style>
    <style:style style:name="TOC4" style:display-name="TOC 4" style:family="paragraph" style:parent-style-name="Verzeichnis">
      <style:paragraph-properties fo:margin-left="0.5895in">
        <style:tab-stops>
          <style:tab-stop style:type="right" style:leader-style="dotted" style:leader-text="." style:position="6.1041in"/>
        </style:tab-stops>
      </style:paragraph-properties>
      <style:text-properties fo:hyphenate="false"/>
    </style:style>
    <style:style style:name="TOC5" style:display-name="TOC 5" style:family="paragraph" style:parent-style-name="Verzeichnis">
      <style:paragraph-properties fo:margin-left="0.7861in">
        <style:tab-stops>
          <style:tab-stop style:type="right" style:leader-style="dotted" style:leader-text="." style:position="5.9076in"/>
        </style:tab-stops>
      </style:paragraph-properties>
      <style:text-properties fo:hyphenate="false"/>
    </style:style>
    <style:style style:name="BenutzerverzeichnisÜberschrift" style:display-name="Benutzerverzeichnis Überschrift" style:family="paragraph" style:parent-style-name="Überschrift">
      <style:text-properties fo:font-weight="bold" style:font-weight-asian="bold" fo:font-size="16pt" style:font-size-asian="16pt" fo:hyphenate="false"/>
    </style:style>
    <style:style style:name="Benutzerverzeichnis1" style:display-name="Benutzerverzeichnis 1" style:family="paragraph" style:parent-style-name="Verzeichnis">
      <style:paragraph-properties>
        <style:tab-stops>
          <style:tab-stop style:type="right" style:leader-style="dotted" style:leader-text="." style:position="6.6937in"/>
        </style:tab-stops>
      </style:paragraph-properties>
      <style:text-properties fo:hyphenate="false"/>
    </style:style>
    <style:style style:name="Benutzerverzeichnis2" style:display-name="Benutzerverzeichnis 2" style:family="paragraph" style:parent-style-name="Verzeichnis">
      <style:paragraph-properties fo:margin-left="0.1965in">
        <style:tab-stops>
          <style:tab-stop style:type="right" style:leader-style="dotted" style:leader-text="." style:position="6.4972in"/>
        </style:tab-stops>
      </style:paragraph-properties>
      <style:text-properties fo:hyphenate="false"/>
    </style:style>
    <style:style style:name="Benutzerverzeichnis3" style:display-name="Benutzerverzeichnis 3" style:family="paragraph" style:parent-style-name="Verzeichnis">
      <style:paragraph-properties fo:margin-left="0.393in">
        <style:tab-stops>
          <style:tab-stop style:type="right" style:leader-style="dotted" style:leader-text="." style:position="6.3006in"/>
        </style:tab-stops>
      </style:paragraph-properties>
      <style:text-properties fo:hyphenate="false"/>
    </style:style>
    <style:style style:name="Benutzerverzeichnis4" style:display-name="Benutzerverzeichnis 4" style:family="paragraph" style:parent-style-name="Verzeichnis">
      <style:paragraph-properties fo:margin-left="0.5895in">
        <style:tab-stops>
          <style:tab-stop style:type="right" style:leader-style="dotted" style:leader-text="." style:position="6.1041in"/>
        </style:tab-stops>
      </style:paragraph-properties>
      <style:text-properties fo:hyphenate="false"/>
    </style:style>
    <style:style style:name="Benutzerverzeichnis5" style:display-name="Benutzerverzeichnis 5" style:family="paragraph" style:parent-style-name="Verzeichnis">
      <style:paragraph-properties fo:margin-left="0.7861in">
        <style:tab-stops>
          <style:tab-stop style:type="right" style:leader-style="dotted" style:leader-text="." style:position="5.9076in"/>
        </style:tab-stops>
      </style:paragraph-properties>
      <style:text-properties fo:hyphenate="false"/>
    </style:style>
    <style:style style:name="TOC6" style:display-name="TOC 6" style:family="paragraph" style:parent-style-name="Verzeichnis">
      <style:paragraph-properties fo:margin-left="0.9826in">
        <style:tab-stops>
          <style:tab-stop style:type="right" style:leader-style="dotted" style:leader-text="." style:position="4.3722in"/>
        </style:tab-stops>
      </style:paragraph-properties>
      <style:text-properties fo:hyphenate="false"/>
    </style:style>
    <style:style style:name="TOC7" style:display-name="TOC 7" style:family="paragraph" style:parent-style-name="Verzeichnis">
      <style:paragraph-properties fo:margin-left="1.1791in">
        <style:tab-stops>
          <style:tab-stop style:type="right" style:leader-style="dotted" style:leader-text="." style:position="4.1756in"/>
        </style:tab-stops>
      </style:paragraph-properties>
      <style:text-properties fo:hyphenate="false"/>
    </style:style>
    <style:style style:name="TOC8" style:display-name="TOC 8" style:family="paragraph" style:parent-style-name="Verzeichnis">
      <style:paragraph-properties fo:margin-left="1.3756in">
        <style:tab-stops>
          <style:tab-stop style:type="right" style:leader-style="dotted" style:leader-text="." style:position="3.9791in"/>
        </style:tab-stops>
      </style:paragraph-properties>
      <style:text-properties fo:hyphenate="false"/>
    </style:style>
    <style:style style:name="TOC9" style:display-name="TOC 9" style:family="paragraph" style:parent-style-name="Verzeichnis">
      <style:paragraph-properties fo:margin-left="1.5722in">
        <style:tab-stops>
          <style:tab-stop style:type="right" style:leader-style="dotted" style:leader-text="." style:position="3.7826in"/>
        </style:tab-stops>
      </style:paragraph-properties>
      <style:text-properties fo:hyphenate="false"/>
    </style:style>
    <style:style style:name="Inhaltsverzeichnis10" style:display-name="Inhaltsverzeichnis 10" style:family="paragraph" style:parent-style-name="Verzeichnis">
      <style:paragraph-properties fo:margin-left="1.7687in">
        <style:tab-stops>
          <style:tab-stop style:type="right" style:leader-style="dotted" style:leader-text="." style:position="3.5861in"/>
        </style:tab-stops>
      </style:paragraph-properties>
      <style:text-properties fo:hyphenate="false"/>
    </style:style>
    <style:style style:name="IllustrationIndexHeading" style:display-name="Illustration Index Heading" style:family="paragraph" style:parent-style-name="Überschrift">
      <style:paragraph-properties text:number-lines="false"/>
      <style:text-properties fo:font-weight="bold" style:font-weight-asian="bold" fo:font-size="16pt" style:font-size-asian="16pt" fo:hyphenate="false"/>
    </style:style>
    <style:style style:name="IllustrationIndex1" style:display-name="Illustration Index 1" style:family="paragraph" style:parent-style-name="Verzeichnis">
      <style:paragraph-properties>
        <style:tab-stops>
          <style:tab-stop style:type="right" style:leader-style="dotted" style:leader-text="." style:position="5.3548in"/>
        </style:tab-stops>
      </style:paragraph-properties>
      <style:text-properties fo:hyphenate="false"/>
    </style:style>
    <style:style style:name="ObjektverzeichnisÜberschrift" style:display-name="Objektverzeichnis Überschrift" style:family="paragraph" style:parent-style-name="Überschrift">
      <style:paragraph-properties text:number-lines="false"/>
      <style:text-properties fo:font-weight="bold" style:font-weight-asian="bold" fo:font-size="16pt" style:font-size-asian="16pt" fo:hyphenate="false"/>
    </style:style>
    <style:style style:name="Objektverzeichnis1" style:display-name="Objektverzeichnis 1" style:family="paragraph" style:parent-style-name="Verzeichnis">
      <style:paragraph-properties>
        <style:tab-stops>
          <style:tab-stop style:type="right" style:leader-style="dotted" style:leader-text="." style:position="5.3548in"/>
        </style:tab-stops>
      </style:paragraph-properties>
      <style:text-properties fo:hyphenate="false"/>
    </style:style>
    <style:style style:name="TabellenverzeichnisÜberschrift" style:display-name="Tabellenverzeichnis Überschrift" style:family="paragraph" style:parent-style-name="Überschrift">
      <style:paragraph-properties text:number-lines="false"/>
      <style:text-properties fo:font-weight="bold" style:font-weight-asian="bold" fo:font-size="16pt" style:font-size-asian="16pt" fo:hyphenate="false"/>
    </style:style>
    <style:style style:name="Tabellenverzeichnis1" style:display-name="Tabellenverzeichnis 1" style:family="paragraph" style:parent-style-name="Verzeichnis">
      <style:paragraph-properties>
        <style:tab-stops>
          <style:tab-stop style:type="right" style:leader-style="dotted" style:leader-text="." style:position="5.3548in"/>
        </style:tab-stops>
      </style:paragraph-properties>
      <style:text-properties fo:hyphenate="false"/>
    </style:style>
    <style:style style:name="TableofAuthorities" style:display-name="Table of Authorities" style:family="paragraph" style:parent-style-name="Überschrift">
      <style:paragraph-properties text:number-lines="false"/>
      <style:text-properties fo:font-weight="bold" style:font-weight-asian="bold" fo:font-size="16pt" style:font-size-asian="16pt" fo:hyphenate="false"/>
    </style:style>
    <style:style style:name="Literaturverzeichnis1" style:display-name="Literaturverzeichnis 1" style:family="paragraph" style:parent-style-name="Verzeichnis">
      <style:paragraph-properties>
        <style:tab-stops>
          <style:tab-stop style:type="right" style:leader-style="dotted" style:leader-text="." style:position="5.3548in"/>
        </style:tab-stops>
      </style:paragraph-properties>
      <style:text-properties fo:hyphenate="false"/>
    </style:style>
    <style:style style:name="Benutzerverzeichnis6" style:display-name="Benutzerverzeichnis 6" style:family="paragraph" style:parent-style-name="Verzeichnis">
      <style:paragraph-properties fo:margin-left="0.9826in">
        <style:tab-stops>
          <style:tab-stop style:type="right" style:leader-style="dotted" style:leader-text="." style:position="4.3722in"/>
        </style:tab-stops>
      </style:paragraph-properties>
      <style:text-properties fo:hyphenate="false"/>
    </style:style>
    <style:style style:name="Benutzerverzeichnis7" style:display-name="Benutzerverzeichnis 7" style:family="paragraph" style:parent-style-name="Verzeichnis">
      <style:paragraph-properties fo:margin-left="1.1791in">
        <style:tab-stops>
          <style:tab-stop style:type="right" style:leader-style="dotted" style:leader-text="." style:position="4.1756in"/>
        </style:tab-stops>
      </style:paragraph-properties>
      <style:text-properties fo:hyphenate="false"/>
    </style:style>
    <style:style style:name="Benutzerverzeichnis8" style:display-name="Benutzerverzeichnis 8" style:family="paragraph" style:parent-style-name="Verzeichnis">
      <style:paragraph-properties fo:margin-left="1.3756in">
        <style:tab-stops>
          <style:tab-stop style:type="right" style:leader-style="dotted" style:leader-text="." style:position="3.9791in"/>
        </style:tab-stops>
      </style:paragraph-properties>
      <style:text-properties fo:hyphenate="false"/>
    </style:style>
    <style:style style:name="Benutzerverzeichnis9" style:display-name="Benutzerverzeichnis 9" style:family="paragraph" style:parent-style-name="Verzeichnis">
      <style:paragraph-properties fo:margin-left="1.5722in">
        <style:tab-stops>
          <style:tab-stop style:type="right" style:leader-style="dotted" style:leader-text="." style:position="3.7826in"/>
        </style:tab-stops>
      </style:paragraph-properties>
      <style:text-properties fo:hyphenate="false"/>
    </style:style>
    <style:style style:name="Benutzerverzeichnis10" style:display-name="Benutzerverzeichnis 10" style:family="paragraph" style:parent-style-name="Verzeichnis">
      <style:paragraph-properties fo:margin-left="1.7687in">
        <style:tab-stops>
          <style:tab-stop style:type="right" style:leader-style="dotted" style:leader-text="." style:position="3.5861in"/>
        </style:tab-stops>
      </style:paragraph-properties>
      <style:text-properties fo:hyphenate="false"/>
    </style:style>
    <style:style style:name="Titel" style:display-name="Titel" style:family="paragraph" style:parent-style-name="Standard" style:next-style-name="Untertitel">
      <style:paragraph-properties text:number-lines="false" fo:text-align="center" fo:line-height="200%"/>
      <style:text-properties fo:text-transform="uppercase" fo:hyphenate="false"/>
    </style:style>
    <style:style style:name="Untertitel" style:display-name="Untertitel" style:family="paragraph" style:parent-style-name="Titel">
      <style:text-properties fo:font-style="italic" style:font-style-asian="italic" fo:text-transform="none" fo:hyphenate="false"/>
    </style:style>
    <style:style style:name="Zitat0" style:display-name="Zitat" style:family="paragraph" style:parent-style-name="Textkörper">
      <style:paragraph-properties fo:margin-bottom="0.1965in" fo:margin-left="0.1965in" fo:margin-right="0.1965in">
        <style:tab-stops/>
      </style:paragraph-properties>
      <style:text-properties fo:hyphenate="false"/>
    </style:style>
    <style:style style:name="VorformatierterText" style:display-name="Vorformatierter Text" style:family="paragraph" style:parent-style-name="Standard">
      <style:text-properties fo:hyphenate="false"/>
    </style:style>
    <style:style style:name="HorizontaleLinie" style:display-name="Horizontale Linie" style:family="paragraph" style:parent-style-name="Standard" style:next-style-name="Textkörper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fo:hyphenate="false"/>
    </style:style>
    <style:style style:name="Listeninhalt" style:display-name="Listeninhalt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enkopf" style:display-name="Listenkopf" style:family="paragraph" style:parent-style-name="Standard" style:next-style-name="Listeninhalt">
      <style:text-properties fo:hyphenate="false"/>
    </style:style>
    <style:style style:name="yWritermark" style:display-name="yWriter mark" style:family="paragraph" style:parent-style-name="Standard" style:next-style-name="Standard">
      <style:text-properties fo:color="#008000" fo:font-size="10pt" style:font-size-asian="10pt" fo:hyphenate="false"/>
    </style:style>
    <style:style style:name="yWritermarkunused" style:display-name="yWriter mark unused" style:family="paragraph" style:parent-style-name="Standard" style:next-style-name="Standard">
      <style:text-properties fo:color="#808080" fo:font-size="10pt" style:font-size-asian="10pt" fo:hyphenate="false"/>
    </style:style>
    <style:style style:name="yWritermarknotes" style:display-name="yWriter mark notes" style:family="paragraph" style:parent-style-name="Standard" style:next-style-name="Standard">
      <style:text-properties fo:color="#0000FF" fo:font-size="10pt" style:font-size-asian="10pt" fo:hyphenate="false"/>
    </style:style>
    <style:style style:name="yWritermarktodo" style:display-name="yWriter mark todo" style:family="paragraph" style:parent-style-name="Standard" style:next-style-name="Standard">
      <style:text-properties fo:color="#B22222" fo:font-size="10pt" style:font-size-asian="10pt" fo:hyphenate="false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in" fo:margin-left="1.0631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2597in"/>
      </style:header-style>
      <style:footer-style>
        <style:header-footer-properties style:dynamic-spacing="true" fo:min-height="0.7597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Hal Spacejock book one - Sample yWriter Project</dc:title>
    <dc:description>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</dc:description>
    <meta:initial-creator>Simon Haynes</meta:initial-creator>
    <dc:creator>Peter</dc:creator>
    <meta:creation-date>2023-05-20T16:48:00Z</meta:creation-date>
    <dc:date>2023-05-20T16:48:00Z</dc:date>
    <meta:template xlink:href="Normal.dotm" xlink:type="simple"/>
    <meta:editing-cycles>2</meta:editing-cycles>
    <meta:editing-duration>PT0S</meta:editing-duration>
    <meta:document-statistic meta:page-count="22" meta:paragraph-count="20" meta:word-count="1407" meta:character-count="10258" meta:row-count="73" meta:non-whitespace-character-count="8871"/>
  </office:meta>
</office:document-meta>
</file>